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============================================================== DÉMONSTRATION DU PROJET ROUTEUR (PIM) - PR03</text:p>
      <text:p text:style-name="Standard">Fichiers utilisés :</text:p>
      <text:p text:style-name="Standard">table.txt : Table de routage (4 règles chargées) </text:p>
      <text:p text:style-name="Standard">paquets.txt : Scénario de test (8 demandes d'IP) </text:p>
      <text:p text:style-name="Standard"/>
      <text:p text:style-name="Standard">1. COMPILATION</text:p>
      <text:p text:style-name="Standard">gnatmake -gnatwa routage.adb</text:p>
      <text:p text:style-name="Standard"/>
      <text:p text:style-name="Standard">2. Test Politique ‘FIFO’ (taille 3)</text:p>
      <text:p text:style-name="Standard">Scénario : Le cache se remplit jusqu'à sa capacité maximale. L'arrivée d'une 4ème IP unique force une suppression. En FIFO, c'est la PREMIÈRE IP entrée qui est supprimée de la liste. Conséquence : Si cette IP est redemandée plus tard, cela génère un DÉFAUT (Miss). </text:p>
      <text:p text:style-name="Standard"/>
      <text:p text:style-name="Standard">$ ./routage -c 3 -p FIFO -t table.txt -q paquets.txt -r res_fifo.txt -s </text:p>
      <text:p text:style-name="Standard"/>
      <text:p text:style-name="Standard">Résultats obtenus (stat) :</text:p>
      <text:p text:style-name="Standard">Demandes : 8</text:p>
      <text:p text:style-name="Standard">Défauts : 6</text:p>
      <text:p text:style-name="Standard">Taux de défaut : 7.50000E-01</text:p>
      <text:p text:style-name="Standard"/>
      <text:p text:style-name="Standard">3. Test politique ‘LRU’ (Taille 3)</text:p>
      <text:p text:style-name="Standard"/>
      <text:p text:style-name="Standard">Scénario : Même situation de saturation. L'IP la plus sollicitée est considérée comme "récente". En LRU, le routeur doit supprimer l'IP la moins récemment utilisée. Conséquence : Les IP actives sont maintenues en cache, augmentant les SUCCÈS (Hit). </text:p>
      <text:p text:style-name="Standard"/>
      <text:p text:style-name="Standard">$ ./routage -c 3 -p LRU -t table.txt -q paquets.txt -r res_lru.txt -s </text:p>
      <text:p text:style-name="Standard"/>
      <text:p text:style-name="Standard">RÉSULTATS OBTENUS (stat) : </text:p>
      <text:p text:style-name="Standard"/>
      <text:p text:style-name="Standard">Demandes : 8</text:p>
      <text:p text:style-name="Standard">Défauts : 5</text:p>
      <text:p text:style-name="Standard">Taux de défaut : 6,25000E-01</text:p>
      <text:p text:style-name="Standard"/>
      <text:p text:style-name="Standard">Test politique ‘LFU’ (Taille 3)</text:p>
      <text:p text:style-name="Standard"/>
      <text:p text:style-name="Standard">Scénario : Les IP sont conservées en fonction de leur fréquence d'utilisation. Une IP utilisée plusieurs fois est protégée.</text:p>
      <text:p text:style-name="Standard"/>
      <text:p text:style-name="Standard">$ ./routage -c 3 -p LFU -t table.txt -q paquets.txt -r res_lfu.txt -s *</text:p>
      <text:p text:style-name="Standard"/>
      <text:p text:style-name="Standard">RÉSULTATS OBTENUS (stat) :</text:p>
      <text:p text:style-name="Standard"/>
      <text:p text:style-name="Standard">Demandes : 8</text:p>
      <text:p text:style-name="Standard">Défauts : 6</text:p>
      <text:p text:style-name="Standard">Taux de défaut : 7.50000E-01</text:p>
      <text:p text:style-name="Standard"/>
      <text:p text:style-name="Standard">5. Vérification de la libération mémoire</text:p>
      <text:p text:style-name="Standard"/>
      <text:p text:style-name="Standard">Preuve qu’il n’y à pas de fuites avec valgrind.</text:p>
      <text:p text:style-name="Standard"/>
      <text:p text:style-name="Standard"><text:soft-page-break/>Valgrind leak-check=full ./routeur -c 3 -p FIFO -t table.txt -q paquets.txt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23:35:43.337243220</meta:creation-date>
    <dc:date>2026-01-14T23:36:28.406106008</dc:date>
    <meta:editing-duration>PT46S</meta:editing-duration>
    <meta:editing-cycles>1</meta:editing-cycles>
    <meta:document-statistic meta:table-count="0" meta:image-count="0" meta:object-count="0" meta:page-count="2" meta:paragraph-count="30" meta:word-count="262" meta:character-count="1616" meta:non-whitespace-character-count="1377"/>
    <meta:generator>LibreOffice/24.2.7.2$Linux_X86_64 LibreOffice_project/420$Build-2</meta:generator>
  </office:meta>
</office:document-meta>
</file>